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134cm" fo:min-width="2.95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5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9.828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137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per 58%" fo:font-size="18pt" style:font-size-asian="18pt" style:font-size-complex="18pt"/>
    </style:style>
    <style:style style:name="T3" style:family="text">
      <style:text-properties style:text-position="0% 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9cm" svg:height="1.1cm" svg:x="2.4cm" svg:y="3.1cm">
          <draw:text-box>
            <text:p>Image 1</text:p>
          </draw:text-box>
        </draw:frame>
        <draw:frame draw:style-name="gr1" draw:text-style-name="P1" draw:layer="layout" svg:width="2.9cm" svg:height="1.1cm" svg:x="2.5cm" svg:y="5.7cm">
          <draw:text-box>
            <text:p>Image 2</text:p>
          </draw:text-box>
        </draw:frame>
        <draw:frame draw:style-name="gr2" draw:text-style-name="P1" draw:layer="layout" svg:width="1.874cm" svg:height="0.962cm" svg:x="6.7cm" svg:y="3.1cm">
          <draw:text-box>
            <text:p>CNN</text:p>
          </draw:text-box>
        </draw:frame>
        <draw:frame draw:style-name="gr2" draw:text-style-name="P1" draw:layer="layout" svg:width="1.874cm" svg:height="0.962cm" svg:x="6.8cm" svg:y="5.5cm">
          <draw:text-box>
            <text:p>CNN</text:p>
          </draw:text-box>
        </draw:frame>
        <draw:line draw:style-name="gr3" draw:text-style-name="P2" draw:layer="layout" svg:x1="5.2cm" svg:y1="3.6cm" svg:x2="6.5cm" svg:y2="3.6cm">
          <text:p/>
        </draw:line>
        <draw:line draw:style-name="gr3" draw:text-style-name="P2" draw:layer="layout" svg:x1="5.2cm" svg:y1="6cm" svg:x2="6.5cm" svg:y2="6cm">
          <text:p/>
        </draw:line>
        <draw:frame draw:style-name="gr4" draw:text-style-name="P1" draw:layer="layout" svg:width="3.4cm" svg:height="1.673cm" svg:x="9.9cm" svg:y="2.727cm">
          <draw:text-box>
            <text:p>Feature Vector 1</text:p>
          </draw:text-box>
        </draw:frame>
        <draw:line draw:style-name="gr3" draw:text-style-name="P2" draw:layer="layout" svg:x1="8.6cm" svg:y1="3.6cm" svg:x2="9.9cm" svg:y2="3.6cm">
          <text:p/>
        </draw:line>
        <draw:line draw:style-name="gr3" draw:text-style-name="P2" draw:layer="layout" svg:x1="8.6cm" svg:y1="6cm" svg:x2="9.9cm" svg:y2="6cm">
          <text:p/>
        </draw:line>
        <draw:frame draw:style-name="gr4" draw:text-style-name="P1" draw:layer="layout" svg:width="3.4cm" svg:height="1.673cm" svg:x="9.9cm" svg:y="5.201cm">
          <draw:text-box>
            <text:p>Feature <text:s/>Vector 2</text:p>
          </draw:text-box>
        </draw:frame>
        <draw:frame draw:style-name="gr5" draw:text-style-name="P1" draw:layer="layout" svg:width="3.457cm" svg:height="2.384cm" svg:x="14.5cm" svg:y="3.6cm">
          <draw:text-box>
            <text:p>Euclidean </text:p>
            <text:p>Distance</text:p>
          </draw:text-box>
        </draw:frame>
        <draw:line draw:style-name="gr3" draw:text-style-name="P2" draw:layer="layout" svg:x1="12.7cm" svg:y1="3.6cm" svg:x2="14.4cm" svg:y2="4.3cm">
          <text:p/>
        </draw:line>
        <draw:line draw:style-name="gr3" draw:text-style-name="P2" draw:layer="layout" svg:x1="12.7cm" svg:y1="6cm" svg:x2="14.3cm" svg:y2="5.2cm">
          <text:p/>
        </draw:line>
        <draw:line draw:style-name="gr3" draw:text-style-name="P2" draw:layer="layout" svg:x1="16.1cm" svg:y1="6cm" svg:x2="16.1cm" svg:y2="7.3cm">
          <text:p/>
        </draw:line>
        <draw:frame draw:style-name="gr6" draw:text-style-name="P1" draw:layer="layout" svg:width="0.853cm" svg:height="0.962cm" svg:x="16.2cm" svg:y="6.6cm">
          <draw:text-box>
            <text:p>d</text:p>
          </draw:text-box>
        </draw:frame>
        <draw:frame draw:style-name="gr7" draw:text-style-name="P1" draw:layer="layout" svg:width="2.928cm" svg:height="0.962cm" svg:x="14.7cm" svg:y="7.4cm">
          <draw:text-box>
            <text:p>Decision</text:p>
          </draw:text-box>
        </draw:frame>
        <draw:frame draw:style-name="gr8" draw:text-style-name="P1" draw:layer="layout" svg:width="4.058cm" svg:height="1.673cm" svg:x="14.2cm" svg:y="9.2cm">
          <draw:text-box>
            <text:p>0 – similar</text:p>
            <text:p>1 - dissimilar</text:p>
          </draw:text-box>
        </draw:frame>
        <draw:line draw:style-name="gr3" draw:text-style-name="P2" draw:layer="layout" svg:x1="16.1cm" svg:y1="8.3cm" svg:x2="16.1cm" svg:y2="9.3cm">
          <text:p/>
        </draw:line>
        <draw:frame draw:style-name="gr9" draw:text-style-name="P3" draw:layer="layout" svg:width="10.328cm" svg:height="0.986cm" svg:x="3.1cm" svg:y="7.8cm">
          <draw:text-box>
            <text:p><text:span text:style-name="T1">Loss = (1 – y) d</text:span><text:span text:style-name="T2">2 </text:span><text:span text:style-name="T3">+ y [max(m-d,0)]</text:span><text:span text:style-name="T2">2</text:span><text:span text:style-name="T3"> </text:span><text:span text:style-name="T2"><text:s/></text:span></text:p>
          </draw:text-box>
        </draw:frame>
        <draw:line draw:style-name="gr10" draw:text-style-name="P2" draw:layer="layout" svg:x1="7.2cm" svg:y1="8.7cm" svg:x2="7.9cm" svg:y2="8.7cm">
          <text:p/>
        </draw:line>
        <draw:frame draw:style-name="gr6" draw:text-style-name="P1" draw:layer="layout" svg:width="0.853cm" svg:height="0.962cm" svg:x="7.1cm" svg:y="8.6cm">
          <draw:text-box>
            <text:p>2</text:p>
          </draw:text-box>
        </draw:frame>
        <draw:frame draw:style-name="gr6" draw:text-style-name="P1" draw:layer="layout" svg:width="0.853cm" svg:height="0.962cm" svg:x="10.501cm" svg:y="8.6cm">
          <draw:text-box>
            <text:p>2</text:p>
          </draw:text-box>
        </draw:frame>
        <draw:line draw:style-name="gr10" draw:text-style-name="P2" draw:layer="layout" svg:x1="9.2cm" svg:y1="8.7cm" svg:x2="12.7cm" svg:y2="8.7cm">
          <text:p/>
        </draw:line>
        <draw:frame draw:style-name="gr11" draw:text-style-name="P1" draw:layer="layout" svg:width="10.637cm" svg:height="1.673cm" svg:x="3.2cm" svg:y="9.7cm">
          <draw:text-box>
            <text:p>m is a margin: dissimilar pairs, y=1, </text:p>
            <text:p>only contribute if d &lt; m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3T16:33:14.120028919</meta:creation-date>
    <dc:date>2021-08-27T15:02:50.304962749</dc:date>
    <meta:editing-duration>PT1H44M17S</meta:editing-duration>
    <meta:editing-cycles>17</meta:editing-cycles>
    <meta:generator>LibreOffice/6.4.7.2$Linux_X86_64 LibreOffice_project/40$Build-2</meta:generator>
    <meta:document-statistic meta:object-count="24"/>
  </office:meta>
</office:document-meta>
</file>